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Footer">
      <style:text-properties style:font-name="Calibri" fo:font-size="6pt" style:font-size-asian="6pt" style:font-size-complex="6pt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Calibri" fo:font-size="10pt" style:font-size-asian="10pt" style:font-name-complex="Arial" style:font-size-complex="10pt"/>
    </style:style>
    <style:style style:name="P3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9" style:family="paragraph" style:parent-style-name="No_20_Spacing">
      <style:text-properties style:font-name="Calibri" fo:font-size="10pt" style:font-size-asian="10pt" style:font-name-complex="Arial" style:font-size-complex="10pt"/>
    </style:style>
    <style:style style:name="P10" style:family="paragraph" style:parent-style-name="No_20_Spacing">
      <style:text-properties style:font-name="Calibri" fo:font-size="10pt" style:font-size-asian="10pt" style:font-size-complex="10pt"/>
    </style:style>
    <style:style style:name="P11" style:family="paragraph" style:parent-style-name="No_20_Spacing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2" style:family="paragraph" style:parent-style-name="Table_20_Contents">
      <style:text-properties style:font-name="Calibri" fo:font-size="10pt" style:font-size-asian="10pt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Calibri" fo:font-size="10pt" style:font-size-asian="10pt" style:font-name-complex="Arial" style:font-size-complex="10pt"/>
    </style:style>
    <style:style style:name="P14" style:family="paragraph" style:parent-style-name="No_20_Spacing">
      <style:text-properties style:font-name="Calibri" fo:font-size="10pt" style:font-size-asian="10pt" style:font-size-complex="10pt"/>
    </style:style>
    <style:style style:name="P15" style:family="paragraph" style:parent-style-name="No_20_Spacing">
      <style:text-properties style:font-name="Calibri" fo:font-size="10pt" style:font-size-asian="10pt" style:font-name-complex="Arial" style:font-size-complex="10pt"/>
    </style:style>
    <style:style style:name="P16" style:family="paragraph" style:parent-style-name="Text_20_body"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fo:color="#000000" fo:language="en" fo:country="GB" fo:font-weight="normal" style:font-weight-asian="normal" style:font-name-complex="Arial" style:font-weight-complex="normal"/>
    </style:style>
    <style:style style:name="T5" style:family="text">
      <style:text-properties style:font-name-complex="Arial"/>
    </style:style>
    <style:style style:name="T6" style:family="text">
      <style:text-properties fo:font-weight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/>
      <text:p text:style-name="P3"/>
      <text:p text:style-name="P3"/>
      <text:p text:style-name="P6"><text:span text:style-name="T2"><text:placeholder text:placeholder-type="text">&lt;data['form']['file_refrence_no']&gt;</text:placeholder></text:span><text:span text:style-name="T2"> / </text:span><text:span text:style-name="T2"><text:placeholder text:placeholder-type="text">&lt;data['form']['id']&gt;</text:placeholder></text:span><text:span text:style-name="T2"><text:tab/><text:tab/><text:tab/><text:tab/><text:tab/></text:span></text:p>
      <text:p text:style-name="P8"><text:placeholder text:placeholder-type="text">&lt;time&gt;</text:placeholder></text:p>
      <text:p text:style-name="P7"/>
      <text:p text:style-name="P3"><text:span text:style-name="T2"><text:placeholder text:placeholder-type="text">&lt;data['form']['title']&gt;</text:placeholder></text:span><text:span text:style-name="T2"> </text:span><text:span text:style-name="T2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2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">relatorio:///for</text:span></text:a></text:p>
          </table:table-cell>
        </table:table-row>
      </table:table>
      <text:p text:style-name="P3"/>
      <text:p text:style-name="P5"><text:placeholder text:placeholder-type="text">&lt;data['form']['title_last_name']&gt;</text:placeholder></text:p>
      <text:p text:style-name="P3"/>
      <text:p text:style-name="P9">We are writing to invite you to attend East Anglian Driveability at Weston Village Hall for a review of your driving ability 6 months after your full assessment.</text:p>
      <text:p text:style-name="P9"/>
      <text:p text:style-name="P9">We are working to keep you driving safely for as long as possible and feel the best way forward is regular reviews to maintain your good driving skills.</text:p>
      <text:p text:style-name="P9"/>
      <text:p text:style-name="P9">The assessment will consist of a short interview with the Occupational Therapist and Driving Assessor, ensuring you can read the number plate at the required distance and an on road drive. </text:p>
      <text:p text:style-name="P9"/>
      <text:p text:style-name="P10"><text:span text:style-name="T5">There will be no cost to you for the review assessment but do request a £50 deposit cheque, post-dated <text:s/></text:span><text:span text:style-name="T4"><text:placeholder text:placeholder-type="text">&lt;data['form']['apmt_start_date']&gt;</text:placeholder></text:span><text:span text:style-name="T5"> to secure your appointment. <text:s/>Your cheque will be returned to you following your review assessment.</text:span></text:p>
      <text:p text:style-name="P9"/>
      <text:p text:style-name="P10"><text:span text:style-name="T5">An appointment has been booked for you to attend the Review Clinic on: </text:span>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<text:span text:style-name="T5"> and ask that you confirm that you have FULL LICENCE ENTITLEMENT and are able to keep the appointment, by returning the attached slip together with your post-dated cheque as soon as possible.</text:span></text:p>
      <text:p text:style-name="P10"><text:span text:style-name="T5"/></text:p>
      <text:p text:style-name="P16"><text:span text:style-name="T5">If on the day of the assessment you need to contact us for directions or to say you will be late arriving please call us on </text:span><text:span text:style-name="T6">0792 2653 325.</text:span></text:p>
      <text:p text:style-name="P9"/>
      <text:p text:style-name="P9">Your sincerely</text:p>
      <text:p text:style-name="P3"/>
      <text:p text:style-name="P3"/>
      <text:p text:style-name="P3"/>
      <text:p text:style-name="P3">For East Anglian DriveAbility</text:p>
      <text:p text:style-name="P10">………………………………………………………………………………………………………………………………………………………………...……</text:p>
      <text:p text:style-name="P10">Delete as applicable.</text:p>
      <text:p text:style-name="P10"/>
      <text:p text:style-name="P4">I will be attending my appointment on 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 and enclose my deposit cheque. </text:p>
      <text:p text:style-name="P10"/>
      <text:p text:style-name="P10">I am unable to attend my appointment on <text:s/>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 <text:s/>but would request an alternative date.</text:p>
      <text:p text:style-name="P11"/>
      <text:p text:style-name="P2"><text:s/></text:p>
      <text:p text:style-name="P3">Signed …………………………………. <text:s text:c="5"/>Name:…………………………………………………………….. Date ………………………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GB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libri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4992in" fo:margin-left="0.9161in" fo:margin-right="0.916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2014/No23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6T14:08:00</meta:creation-date>
    <dc:date>2015-02-19T23:21:31.28</dc:date>
    <meta:editing-cycles>15</meta:editing-cycles>
    <meta:editing-duration>PT00H53M50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2" meta:word-count="263" meta:character-count="1944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